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3">
      <style:paragraph-properties fo:margin-top="0cm" fo:margin-bottom="0.21cm" style:contextual-spacing="false"/>
    </style:style>
    <style:style style:name="P2" style:family="paragraph" style:parent-style-name="Heading_20_3">
      <style:text-properties fo:font-size="28pt" style:font-size-asian="28pt" style:font-size-complex="28pt"/>
    </style:style>
    <style:style style:name="P3" style:family="paragraph" style:parent-style-name="Heading_20_3">
      <style:paragraph-properties fo:margin-top="0cm" fo:margin-bottom="0.21cm" style:contextual-spacing="false"/>
      <style:text-properties fo:font-size="28pt" style:font-size-asian="28pt" style:font-size-complex="28pt"/>
    </style:style>
    <style:style style:name="P4" style:family="paragraph" style:parent-style-name="Heading_20_1">
      <style:paragraph-properties fo:text-align="start" style:justify-single-word="false"/>
      <style:text-properties officeooo:rsid="00221bb0" officeooo:paragraph-rsid="00221bb0"/>
    </style:style>
    <style:style style:name="P5" style:family="paragraph" style:parent-style-name="Heading_20_2">
      <style:text-properties officeooo:rsid="00221bb0" officeooo:paragraph-rsid="00221bb0"/>
    </style:style>
    <style:style style:name="P6" style:family="paragraph" style:parent-style-name="Heading_20_2">
      <style:paragraph-properties fo:margin-top="0.199cm" fo:margin-bottom="0cm" style:contextual-spacing="false"/>
      <style:text-properties officeooo:rsid="00221bb0" officeooo:paragraph-rsid="00221bb0"/>
    </style:style>
    <style:style style:name="P7" style:family="paragraph" style:parent-style-name="Text_20_body">
      <style:paragraph-properties fo:text-align="start" style:justify-single-word="false"/>
      <style:text-properties officeooo:paragraph-rsid="00221bb0"/>
    </style:style>
    <style:style style:name="T1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ream Catch Me</text:h>
      <text:h text:style-name="P5" text:outline-level="2">A <text:s text:c="2"/>Asus4, <text:s text:c="2"/>Bm <text:s text:c="2"/>D, <text:s text:c="2"/>F#m <text:s text:c="2"/>D <text:s text:c="2"/>Bm <text:s text:c="2"/>E</text:h>
      <text:h text:style-name="P1" text:outline-level="3"><text:span text:style-name="T1">Every time, I close my eyes,</text:span> </text:h>
      <text:p text:style-name="P7">It's you and I know now, Who I am</text:p>
      <text:p text:style-name="P7">Yea yea yea and I know now</text:p>
      <text:h text:style-name="P5" text:outline-level="2">A <text:s text:c="2"/>E <text:s text:c="2"/>F#m <text:s text:c="2"/>D, <text:s/>Bm <text:s text:c="2"/>D</text:h>
      <text:p text:style-name="P7">There's a place I go, When I'm alone, Be anyone I wanna be</text:p>
      <text:p text:style-name="P7">But it is us I see, And I cannot believe I'm fallin</text:p>
      <text:p text:style-name="P7">That's where I'm goin, Where are you goin, Hold it close won't let this go</text:p>
      <text:p text:style-name="P7">Dream catch me when I fall, Or else I won't come back at all</text:p>
      <text:p text:style-name="P7"/>
      <text:h text:style-name="P2" text:outline-level="3">You do so much, That you don't know, </text:h>
      <text:p text:style-name="P7">It's true, And I know now, Who I am</text:p>
      <text:p text:style-name="P7">Yea yea yea, And I know now</text:p>
      <text:p text:style-name="P7"/>
      <text:p text:style-name="P7">There's a place I go, When I'm alone ...</text:p>
      <text:h text:style-name="P6" text:outline-level="2"/>
      <text:h text:style-name="P6" text:outline-level="2">F#m <text:s/>D <text:s text:c="2"/>A <text:s text:c="2"/>E</text:h>
      <text:h text:style-name="P3" text:outline-level="3">See you as a mountain, A fountain of God</text:h>
      <text:p text:style-name="P7">See you as as a descant soul, In the setting sun</text:p>
      <text:p text:style-name="P7">You as the sound, Just as silent as none, I'm young</text:p>
      <text:p text:style-name="P7"/>
      <text:p text:style-name="P7">There's a place I go, When I'm alone ...</text:p>
      <text:p text:style-name="P7"/>
      <text:p text:style-name="P7">There's a place I go, When I'm alone ..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21:05:50.565340850</meta:creation-date>
    <dc:title>SongSheet</dc:title>
    <meta:editing-cycles>2</meta:editing-cycles>
    <meta:generator>LibreOffice/7.6.4.1$MacOSX_AARCH64 LibreOffice_project/e19e193f88cd6c0525a17fb7a176ed8e6a3e2aa1</meta:generator>
    <meta:editing-duration>PT27M4S</meta:editing-duration>
    <dc:date>2025-04-18T21:32:54.836380865</dc:date>
    <meta:document-statistic meta:table-count="0" meta:image-count="0" meta:object-count="0" meta:page-count="1" meta:paragraph-count="20" meta:word-count="179" meta:character-count="780" meta:non-whitespace-character-count="591"/>
    <meta:template xlink:type="simple" xlink:actuate="onRequest" xlink:title="SongSheet" xlink:href="../../../../Library/Application%20Support/LibreOffice/4/user/template/SongSheet.ott" meta:date="2025-04-18T21:05:50.427170081"/>
  </office:meta>
</office:document-meta>
</file>